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.374cm" fo:text-align="justify" fo:text-indent="0cm"/>
    </style:style>
    <style:style style:name="P5" style:family="paragraph">
      <style:paragraph-properties fo:text-align="justify" style:writing-mode="lr-tb"/>
    </style:style>
    <style:style style:name="P6" style:family="paragraph">
      <style:paragraph-properties fo:margin-left="0cm" fo:margin-right="0cm" fo:margin-top="0cm" fo:margin-bottom="0.374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<text:a xlink:href="https://qbnetworks.xyz/" xlink:type="simple">QB Networks</text:a>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Cloud and our partner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<text:a xlink:href="https://qbnetworks.xyz/" xlink:type="simple">QB Networks</text:a>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Plusclouds is the leading new provider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<text:a xlink:href="https://qbnetworks.xyz/" xlink:type="simple">QB Networks</text:a>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We are building our infrastructure with </text:p>
            <text:p text:style-name="P1">Free Software and Open Source Software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<text:a xlink:href="https://qbnetworks.xyz/" xlink:type="simple">QB Networks</text:a>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<text:a xlink:href="https://source.masscollabs.xyz/qbnetworks/projeler/src/branch/master/projeler.pdf" xlink:type="simple">We are an open organization</text:a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3"><text:a xlink:href="https://qbnetworks.xyz/" xlink:type="simple">QB Networks</text:a></text:p>
          </draw:text-box>
        </draw:frame>
        <draw:frame presentation:style-name="pr4" draw:text-style-name="P5" draw:layer="layout" svg:width="22.5cm" svg:height="9.134cm" svg:x="4.5cm" svg:y="3.8cm" presentation:class="outline">
          <draw:text-box>
            <text:list text:style-name="L2">
              <text:list-item>
                <text:p text:style-name="P4">By Mert Gör(also known as hwpplayer1 and mertgor)</text:p>
              </text:list-item>
              <text:list-item>
                <text:p text:style-name="P4">CC BY-SA 4.0 or later</text:p>
              </text:list-item>
              <text:list-item>
                <text:p text:style-name="P4"><text:a xlink:href="mailto:mertgor@qbnetworks.xyz" xlink:type="simple">mertgor@qbnetworks.xyz</text:a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3"><text:a xlink:href="https://qbnetworks.xyz/" xlink:type="simple">QB Networks</text:a>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6">irc.libera.chat server’s IRC Channel : #qbnetwork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2:40:37.065997229</meta:creation-date>
    <meta:editing-duration>PT5M9S</meta:editing-duration>
    <meta:editing-cycles>8</meta:editing-cycles>
    <meta:generator>LibreOffice/7.4.7.2$Linux_X86_64 LibreOffice_project/40$Build-2</meta:generator>
    <dc:title>DNA</dc:title>
    <dc:date>2025-06-23T12:45:50.057669000</dc:date>
    <meta:document-statistic meta:object-count="126"/>
  </office:meta>
</office:document-meta>
</file>